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0021in" table:align="left"/>
    </style:style>
    <style:style style:name="Table1.A" style:family="table-column">
      <style:table-column-properties style:column-width="0.2701in"/>
    </style:style>
    <style:style style:name="Table1.B" style:family="table-column">
      <style:table-column-properties style:column-width="0.6479in"/>
    </style:style>
    <style:style style:name="Table1.D" style:family="table-column">
      <style:table-column-properties style:column-width="0.4361in"/>
    </style:style>
    <style:style style:name="Table1.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1.D1" style:family="table-cell">
      <style:table-cell-properties style:vertical-align="middle" style:border-line-width="0in 0.0014in 0.0007in" fo:padding="0.0194in" fo:border="0.05pt double #808080"/>
    </style:style>
    <style:style style:name="Table1.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D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P1" style:family="paragraph" style:parent-style-name="Text_20_body">
      <style:text-properties officeooo:paragraph-rsid="00076bc9"/>
    </style:style>
    <style:style style:name="P2" style:family="paragraph" style:parent-style-name="Text_20_body">
      <style:text-properties fo:font-weight="bold" officeooo:rsid="00076bc9" officeooo:paragraph-rsid="00076bc9" style:font-weight-asian="bold" style:font-weight-complex="bold"/>
    </style:style>
    <style:style style:name="P3" style:family="paragraph" style:parent-style-name="Table_20_Contents">
      <style:text-properties officeooo:paragraph-rsid="00076bc9"/>
    </style:style>
    <style:style style:name="P4" style:family="paragraph" style:parent-style-name="List_20_Contents" style:list-style-name="L1">
      <style:text-properties officeooo:paragraph-rsid="00076bc9"/>
    </style:style>
    <style:style style:name="P5" style:family="paragraph" style:parent-style-name="List_20_Contents" style:list-style-name="L4">
      <style:text-properties officeooo:paragraph-rsid="00076bc9"/>
    </style:style>
    <style:style style:name="P6" style:family="paragraph" style:parent-style-name="List_20_Contents" style:list-style-name="L5">
      <style:text-properties officeooo:paragraph-rsid="00076bc9"/>
    </style:style>
    <style:style style:name="P7" style:family="paragraph" style:parent-style-name="List_20_Contents" style:list-style-name="L1">
      <style:paragraph-properties fo:margin-top="0in" fo:margin-bottom="0.1965in" loext:contextual-spacing="false"/>
      <style:text-properties officeooo:paragraph-rsid="00076bc9"/>
    </style:style>
    <style:style style:name="P8" style:family="paragraph" style:parent-style-name="List_20_Contents" style:list-style-name="L4">
      <style:paragraph-properties fo:margin-top="0in" fo:margin-bottom="0.1965in" loext:contextual-spacing="false"/>
      <style:text-properties officeooo:paragraph-rsid="00076bc9"/>
    </style:style>
    <style:style style:name="P9" style:family="paragraph" style:parent-style-name="List_20_Contents" style:list-style-name="L5">
      <style:paragraph-properties fo:margin-top="0in" fo:margin-bottom="0.1965in" loext:contextual-spacing="false"/>
      <style:text-properties officeooo:paragraph-rsid="00076bc9"/>
    </style:style>
    <style:style style:name="P10" style:family="paragraph" style:parent-style-name="List_20_Contents">
      <style:paragraph-properties fo:margin-left="0in" fo:margin-right="0in" fo:margin-top="0in" fo:margin-bottom="0.1965in" loext:contextual-spacing="false" fo:text-indent="0in" style:auto-text-indent="false"/>
      <style:text-properties officeooo:paragraph-rsid="00076bc9"/>
    </style:style>
    <style:style style:name="P11" style:family="paragraph" style:parent-style-name="List_20_Contents">
      <style:paragraph-properties fo:margin-left="0in" fo:margin-right="0in" fo:margin-top="0in" fo:margin-bottom="0.1965in" loext:contextual-spacing="false" fo:text-indent="0in" style:auto-text-indent="false"/>
      <style:text-properties fo:font-weight="bold" officeooo:rsid="00076bc9" officeooo:paragraph-rsid="00076bc9" style:font-weight-asian="bold" style:font-weight-complex="bold"/>
    </style:style>
    <style:style style:name="P12" style:family="paragraph" style:parent-style-name="Table_20_Heading">
      <style:text-properties officeooo:paragraph-rsid="00076bc9"/>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HW10 (17.04) - Machine Learning III, Regression analysis</text:h>
      <text:p text:style-name="P1">1. Take the following data and and simulate K-NN algorithm to predict the class probabilities of points <text:span text:style-name="Strong_20_Emphasis">(3, 5)</text:span> and <text:span text:style-name="Strong_20_Emphasis">(4, 6)</text:span>. Report the probabilities with K=1, K=2 and K=3. </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2">ID</text:p>
          </table:table-cell>
          <table:table-cell table:style-name="Table1.A1" office:value-type="string">
            <text:p text:style-name="P12">x_coord</text:p>
          </table:table-cell>
          <table:table-cell table:style-name="Table1.A1" office:value-type="string">
            <text:p text:style-name="P12">y_coord</text:p>
          </table:table-cell>
          <table:table-cell table:style-name="Table1.D1" office:value-type="string">
            <text:p text:style-name="P12">class</text:p>
          </table:table-cell>
        </table:table-row>
        <table:table-row>
          <table:table-cell table:style-name="Table1.A2" office:value-type="string">
            <text:p text:style-name="P3">1</text:p>
          </table:table-cell>
          <table:table-cell table:style-name="Table1.A2" office:value-type="string">
            <text:p text:style-name="P3">9</text:p>
          </table:table-cell>
          <table:table-cell table:style-name="Table1.A2" office:value-type="string">
            <text:p text:style-name="P3">3</text:p>
          </table:table-cell>
          <table:table-cell table:style-name="Table1.D2" office:value-type="string">
            <text:p text:style-name="P3">1</text:p>
          </table:table-cell>
        </table:table-row>
        <table:table-row>
          <table:table-cell table:style-name="Table1.A2" office:value-type="string">
            <text:p text:style-name="P3">2</text:p>
          </table:table-cell>
          <table:table-cell table:style-name="Table1.A2" office:value-type="string">
            <text:p text:style-name="P3">2</text:p>
          </table:table-cell>
          <table:table-cell table:style-name="Table1.A2" office:value-type="string">
            <text:p text:style-name="P3">4</text:p>
          </table:table-cell>
          <table:table-cell table:style-name="Table1.D2" office:value-type="string">
            <text:p text:style-name="P3">1</text:p>
          </table:table-cell>
        </table:table-row>
        <table:table-row>
          <table:table-cell table:style-name="Table1.A2" office:value-type="string">
            <text:p text:style-name="P3">3</text:p>
          </table:table-cell>
          <table:table-cell table:style-name="Table1.A2" office:value-type="string">
            <text:p text:style-name="P3">3</text:p>
          </table:table-cell>
          <table:table-cell table:style-name="Table1.A2" office:value-type="string">
            <text:p text:style-name="P3">3</text:p>
          </table:table-cell>
          <table:table-cell table:style-name="Table1.D2" office:value-type="string">
            <text:p text:style-name="P3">1</text:p>
          </table:table-cell>
        </table:table-row>
        <table:table-row>
          <table:table-cell table:style-name="Table1.A2" office:value-type="string">
            <text:p text:style-name="P3">4</text:p>
          </table:table-cell>
          <table:table-cell table:style-name="Table1.A2" office:value-type="string">
            <text:p text:style-name="P3">4</text:p>
          </table:table-cell>
          <table:table-cell table:style-name="Table1.A2" office:value-type="string">
            <text:p text:style-name="P3">1</text:p>
          </table:table-cell>
          <table:table-cell table:style-name="Table1.D2" office:value-type="string">
            <text:p text:style-name="P3">1</text:p>
          </table:table-cell>
        </table:table-row>
        <table:table-row>
          <table:table-cell table:style-name="Table1.A2" office:value-type="string">
            <text:p text:style-name="P3">5</text:p>
          </table:table-cell>
          <table:table-cell table:style-name="Table1.A2" office:value-type="string">
            <text:p text:style-name="P3">1</text:p>
          </table:table-cell>
          <table:table-cell table:style-name="Table1.A2" office:value-type="string">
            <text:p text:style-name="P3">6</text:p>
          </table:table-cell>
          <table:table-cell table:style-name="Table1.D2" office:value-type="string">
            <text:p text:style-name="P3">1</text:p>
          </table:table-cell>
        </table:table-row>
        <table:table-row>
          <table:table-cell table:style-name="Table1.A2" office:value-type="string">
            <text:p text:style-name="P3">6</text:p>
          </table:table-cell>
          <table:table-cell table:style-name="Table1.A2" office:value-type="string">
            <text:p text:style-name="P3">3</text:p>
          </table:table-cell>
          <table:table-cell table:style-name="Table1.A2" office:value-type="string">
            <text:p text:style-name="P3">9</text:p>
          </table:table-cell>
          <table:table-cell table:style-name="Table1.D2" office:value-type="string">
            <text:p text:style-name="P3">0</text:p>
          </table:table-cell>
        </table:table-row>
        <table:table-row>
          <table:table-cell table:style-name="Table1.A2" office:value-type="string">
            <text:p text:style-name="P3">7</text:p>
          </table:table-cell>
          <table:table-cell table:style-name="Table1.A2" office:value-type="string">
            <text:p text:style-name="P3">5</text:p>
          </table:table-cell>
          <table:table-cell table:style-name="Table1.A2" office:value-type="string">
            <text:p text:style-name="P3">6</text:p>
          </table:table-cell>
          <table:table-cell table:style-name="Table1.D2" office:value-type="string">
            <text:p text:style-name="P3">0</text:p>
          </table:table-cell>
        </table:table-row>
        <table:table-row>
          <table:table-cell table:style-name="Table1.A2" office:value-type="string">
            <text:p text:style-name="P3">8</text:p>
          </table:table-cell>
          <table:table-cell table:style-name="Table1.A2" office:value-type="string">
            <text:p text:style-name="P3">6</text:p>
          </table:table-cell>
          <table:table-cell table:style-name="Table1.A2" office:value-type="string">
            <text:p text:style-name="P3">4</text:p>
          </table:table-cell>
          <table:table-cell table:style-name="Table1.D2" office:value-type="string">
            <text:p text:style-name="P3">0</text:p>
          </table:table-cell>
        </table:table-row>
        <table:table-row>
          <table:table-cell table:style-name="Table1.A2" office:value-type="string">
            <text:p text:style-name="P3">9</text:p>
          </table:table-cell>
          <table:table-cell table:style-name="Table1.A2" office:value-type="string">
            <text:p text:style-name="P3">6</text:p>
          </table:table-cell>
          <table:table-cell table:style-name="Table1.A2" office:value-type="string">
            <text:p text:style-name="P3">2</text:p>
          </table:table-cell>
          <table:table-cell table:style-name="Table1.D2" office:value-type="string">
            <text:p text:style-name="P3">0</text:p>
          </table:table-cell>
        </table:table-row>
        <table:table-row>
          <table:table-cell table:style-name="Table1.A2" office:value-type="string">
            <text:p text:style-name="P3">10</text:p>
          </table:table-cell>
          <table:table-cell table:style-name="Table1.A2" office:value-type="string">
            <text:p text:style-name="P3">3</text:p>
          </table:table-cell>
          <table:table-cell table:style-name="Table1.A2" office:value-type="string">
            <text:p text:style-name="P3">7</text:p>
          </table:table-cell>
          <table:table-cell table:style-name="Table1.D2" office:value-type="string">
            <text:p text:style-name="P3">0</text:p>
          </table:table-cell>
        </table:table-row>
      </table:table>
      <text:p text:style-name="P2">The probability for example in k3 <text:s/>(2 points from class 1 , 1 piont from class 2 ) then the probability to belong to class 1 is 66% etc..</text:p>
      <text:p text:style-name="P1">2. In this task we use <text:a xlink:type="simple" xlink:href="https://archive.ics.uci.edu/ml/datasets/Pima+Indians+Diabetes" text:style-name="Internet_20_link" text:visited-style-name="Visited_20_Internet_20_Link">diabetes</text:a> dataset to predict diabetes. </text:p>
      <text:list xml:id="list3088487492584439097" text:style-name="L1">
        <text:list-item>
          <text:p text:style-name="P4">Split the data randomly on 80% of training and 20% for testing. </text:p>
        </text:list-item>
        <text:list-item>
          <text:p text:style-name="P4">Fit the logistic regression on the training set to predict V9. </text:p>
        </text:list-item>
        <text:list-item>
          <text:p text:style-name="P4">Interpret the model. How the Plasma glucose concentration impacts the odds ratio of having diabetes. What about diabetes pedigree function? Which features do not affect (significantly) the risk of having diabetes? </text:p>
        </text:list-item>
        <text:list-item>
          <text:p text:style-name="P7">Now compute Accuracy, Precision, Recall and F1 score on the test set. </text:p>
        </text:list-item>
      </text:list>
      <text:p text:style-name="P11">Just go with the steps straight forward , and calculate those measurements.</text:p>
      <text:p text:style-name="P1">3. Run K-NN on the same data (also using the same setup) to predict diabetes. </text:p>
      <text:list xml:id="list6452274801935633212" text:style-name="L4">
        <text:list-item>
          <text:p text:style-name="P5">Try different K's (K=1, K=3). </text:p>
        </text:list-item>
        <text:list-item>
          <text:p text:style-name="P5">Report the same scores as before (for each K value). </text:p>
        </text:list-item>
        <text:list-item>
          <text:p text:style-name="P5">Compare the models with F score. Which model has better Accuracy and F score? (logistic or KNN K1 or KNN K3). </text:p>
        </text:list-item>
        <text:list-item>
          <text:p text:style-name="P8"><text:span text:style-name="Emphasis">Optional: plot also roc curves to compare.</text:span> </text:p>
        </text:list-item>
      </text:list>
      <text:p text:style-name="P11">We can use the built-in function for knn , we can use proc for optional task.</text:p>
      <text:p text:style-name="P1">4. In this task we are using diamonds data from the package ggplot2 (data(diamonds)). Build regression models predicting price from the rest of the features, where </text:p>
      <text:p text:style-name="P1">A) model 1 has all the features<text:line-break/>B) model 2 has all the features + 'carat' and 'depth' of degree 2<text:line-break/>C) model 3 has all the features + 3rd degree polynomials of 'carat' and 'depth' (i.e. carat^3, carat^2, carat, depth^3,...)<text:line-break/>D) model 4 has all the features + 3rd degree polynomials of 'carat' and 'depth' + 'x','y','z' of degree 2</text:p>
      <text:list xml:id="list8993610672408085476" text:style-name="L5">
        <text:list-item>
          <text:p text:style-name="P6"><text:soft-page-break/>in R you can use <text:span text:style-name="Source_20_Text">poly(x,d)</text:span> to evaluate a polynomial of degree <text:span text:style-name="Emphasis">d</text:span>, e.g. <text:span text:style-name="Source_20_Text">lm(price ~ poly(x,3) + ..., data=diamonds)</text:span> </text:p>
        </text:list-item>
        <text:list-item>
          <text:p text:style-name="P6">Use the regular 80% train / 20% test split. </text:p>
        </text:list-item>
        <text:list-item>
          <text:p text:style-name="P9">Measure the RMSE for all the models on the train and test set and plot a graph, where on x-axis models are sorted according to the complexity of the model and on y-axis RMSE for train and test split. What do you observe? Can we diagnose under- or overfitting problems? </text:p>
        </text:list-item>
      </text:list>
      <text:p text:style-name="P10"/>
      <text:p text:style-name="P1">5. We have prepared a small <text:a xlink:type="simple" xlink:href="https://inclass.kaggle.com/c/dm-regression-tartu" text:style-name="Internet_20_link" text:visited-style-name="Visited_20_Internet_20_Link">Kaggle competition</text:a>, wherein your task is to apply the regression techniques you have learnt to predict the numerical value of the target variable in the test set. The competition is to be done individually. As you make submissions, you will immediately see how they evaluate (in terms of RMSE) on the public leaderboard. Everyone who makes the first submission <text:span text:style-name="Strong_20_Emphasis">before the next week</text:span> practice session, will be awarded one point. A more detailed description is available on the competition page. Use <text:a xlink:type="simple" xlink:href="https://kaggle.com/join/DvB9sZVRNf" text:style-name="Internet_20_link" text:visited-style-name="Visited_20_Internet_20_Link">this link</text:a> to join the competition. </text:p>
      <text:p text:style-name="P1">6. (bonus, until <text:span text:style-name="Strong_20_Emphasis">April 30</text:span>!) For the above competition, students who will finish in the first quaRtile (i.e top 25%) will get 4 extra points, 2nd quartile - 2 extra points, 3rd - 1 point. <text:span text:style-name="Strong_20_Emphasis">Important!</text:span> To avoid overfitting on the public data, kaggle performs the evaluation only on the 50% of the test set. The predictions on the remaining 50% will be used after the competition closes, for the final evaluation. </text:p>
      <text:p text:style-name="P1">7. (bonus, 1p). Try ridge and lasso regressions for model 5 from task 4 and add the resulting RMSE of training and test set on the plot generated in task 4. Did it hel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3T14:11:46.318958207</meta:creation-date>
    <dc:date>2016-04-13T23:33:13.150596947</dc:date>
    <meta:editing-duration>PT8H51M6S</meta:editing-duration>
    <meta:editing-cycles>1</meta:editing-cycles>
    <meta:document-statistic meta:table-count="1" meta:image-count="0" meta:object-count="0" meta:page-count="2" meta:paragraph-count="67" meta:word-count="650" meta:character-count="3431" meta:non-whitespace-character-count="2840"/>
    <meta:generator>LibreOffice/5.0.5.2$Linux_X86_64 LibreOffice_project/00m0$Build-2</meta:generator>
  </office:meta>
</office:document-meta>
</file>